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83dc0" officeooo:paragraph-rsid="0004cefd" style:font-size-asian="12.25pt" style:font-weight-asian="normal" style:font-size-complex="14pt" style:font-weight-complex="normal"/>
    </style:style>
    <style:style style:name="T1" style:family="text">
      <style:text-properties officeooo:rsid="00194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Omar faruk</text:p>
      <text:p text:style-name="P1">Registration Number:2019831055</text:p>
      <text:p text:style-name="P1"/>
      <text:p text:style-name="P1">Part: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09:59:57.392848230</meta:creation-date>
    <meta:generator>LibreOffice/6.4.7.2$Linux_X86_64 LibreOffice_project/40$Build-2</meta:generator>
    <dc:date>2021-07-17T14:50:02.659802093</dc:date>
    <meta:editing-duration>PT4H40M5S</meta:editing-duration>
    <meta:editing-cycles>2</meta:editing-cycles>
    <meta:document-statistic meta:table-count="0" meta:image-count="0" meta:object-count="0" meta:page-count="1" meta:paragraph-count="3" meta:word-count="5" meta:character-count="51" meta:non-whitespace-character-count="49"/>
  </office:meta>
</office:document-meta>
</file>